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assunto: Alberi - Strutture Dati</text:h>
      <text:h text:style-name="Heading_20_2" text:outline-level="2">Introduzione agli Alberi</text:h>
      <text:p text:style-name="Text_20_body">Gli alberi sono strutture dati che rappresentano gerarchie di oggetti organizzati in modo che ogni nodo padre sia associato a più nodi figli, mentre ogni nodo ha un solo padre (eccetto la radice). I nodi privi di figli sono chiamati foglie. Le tipologie principali includono alberi binari (al massimo due figli per nodo), alberi ennari (n figli dove n&gt;2) e alberi generali (numero illimitato di figli).</text:p>
      <text:h text:style-name="Heading_20_2" text:outline-level="2">Alberi Binari - Definizioni</text:h>
      <text:p text:style-name="Text_20_body">Un albero binario è una collezione gerarchica di nodi con una radice al livello più alto. Formalmente, può essere vuoto oppure costituito da una tripla: radice R, sottoalbero sinistro e sottoalbero destro. I nodi si classificano in:</text:p>
      <text:list text:style-name="L1">
        <text:list-item>
          <text:p text:style-name="P1"><text:span text:style-name="Strong_20_Emphasis">Nodo pieno</text:span>: ha entrambi i figli </text:p>
        </text:list-item>
        <text:list-item>
          <text:p text:style-name="P2"><text:span text:style-name="Strong_20_Emphasis">Nodo foglia</text:span>: non ha figli </text:p>
        </text:list-item>
      </text:list>
      <text:h text:style-name="Heading_20_3" text:outline-level="3">Proprietà Strutturali</text:h>
      <text:p text:style-name="Text_20_body">Il <text:span text:style-name="Strong_20_Emphasis">livello</text:span> di un nodo indica la sua distanza dalla radice: la radice ha livello 1, e ogni nodo ha livello p+1 dove p è il livello del padre. La <text:span text:style-name="Strong_20_Emphasis">profondità</text:span> è il massimo livello presente nell'albero.</text:p>
      <text:p text:style-name="Text_20_body">Per un albero di profondità k:</text:p>
      <text:list text:style-name="L2">
        <text:list-item>
          <text:p text:style-name="P3">Minimo k nodi (albero degenere, simile a una lista) </text:p>
        </text:list-item>
        <text:list-item>
          <text:p text:style-name="P4">Massimo 2^k - 1 nodi (albero pieno) </text:p>
        </text:list-item>
      </text:list>
      <text:h text:style-name="Heading_20_3" text:outline-level="3">Tipi Speciali di Alberi</text:h>
      <text:p text:style-name="Text_20_body"><text:span text:style-name="Strong_20_Emphasis">Albero completo</text:span>: i livelli inferiori a k formano un albero pieno e l'ultimo livello è riempito da sinistra verso destra, con eventuali posizioni mancanti tutte a destra.</text:p>
      <text:p text:style-name="Text_20_body"><text:span text:style-name="Strong_20_Emphasis">Albero bilanciato</text:span>: per ogni nodo, le profondità dei sottoalberi sinistro e destro differiscono al massimo di uno.</text:p>
      <text:p text:style-name="Text_20_body">Un albero con n nodi ha profondità massima n (caso degenere) e minima log(n+1). Alberi bilanciati e completi garantiscono la profondità minima, ottimizzando le operazioni.</text:p>
      <text:h text:style-name="Heading_20_2" text:outline-level="2">Metodi di Rappresentazione</text:h>
      <text:h text:style-name="Heading_20_3" text:outline-level="3">Rappresentazioni Indicizzate</text:h>
      <text:p text:style-name="Text_20_body"><text:span text:style-name="Strong_20_Emphasis">Vettore dei padri</text:span>: array P di dimensione n dove P[v] contiene l'informazione del nodo v e l'indice del padre. Permette di risalire al padre in tempo O(1), ma trovare un figlio richiede O(n).</text:p>
      <text:p text:style-name="Text_20_body"><text:soft-page-break/><text:span text:style-name="Strong_20_Emphasis">Vettore posizionale</text:span>: per alberi d-ari completi, il nodo v ha l'i-esimo figlio in posizione d*v+i. Per alberi binari, il figlio sinistro di v è in posizione 2v e il destro in 2v+1. Il padre si trova con la formula int(v/d). Accesso a padre e figli in tempo O(1).</text:p>
      <text:h text:style-name="Heading_20_3" text:outline-level="3">Rappresentazioni Collegate</text:h>
      <text:p text:style-name="Text_20_body">Utilizzano puntatori per collegare i nodi. Tre tipologie principali:</text:p>
      <text:list text:style-name="L3">
        <text:list-item>
          <text:p text:style-name="P5">Puntatori diretti ai figli </text:p>
        </text:list-item>
        <text:list-item>
          <text:p text:style-name="P5">Lista dei figli </text:p>
        </text:list-item>
        <text:list-item>
          <text:p text:style-name="P6">Primo figlio-fratello successivo </text:p>
        </text:list-item>
      </text:list>
      <text:p text:style-name="Text_20_body">Queste rappresentazioni occupano spazio minimo necessario per i nodi presenti, con l'aggiunta dello spazio per i puntatori.</text:p>
      <text:h text:style-name="Heading_20_2" text:outline-level="2">Implementazione in C++</text:h>
      <text:p text:style-name="Text_20_body">La struttura <text:span text:style-name="Source_20_Text">SNodo</text:span> contiene:</text:p>
      <text:list text:style-name="L4">
        <text:list-item>
          <text:p text:style-name="P7">Parte informativa (vinfo) </text:p>
        </text:list-item>
        <text:list-item>
          <text:p text:style-name="P7">Puntatore al padre </text:p>
        </text:list-item>
        <text:list-item>
          <text:p text:style-name="P8">Array di due puntatori ai figli </text:p>
        </text:list-item>
      </text:list>
      <text:p text:style-name="Text_20_body">La classe <text:span text:style-name="Source_20_Text">AlberoB</text:span> implementa operazioni fondamentali:</text:p>
      <text:list text:style-name="L5">
        <text:list-item>
          <text:p text:style-name="P9"><text:span text:style-name="Strong_20_Emphasis">Costruzione</text:span>: albero vuoto o con radice </text:p>
        </text:list-item>
        <text:list-item>
          <text:p text:style-name="P9"><text:span text:style-name="Strong_20_Emphasis">Inserimento/estrazione figli</text:span>: tramite direzione SIN/DES </text:p>
        </text:list-item>
        <text:list-item>
          <text:p text:style-name="P9"><text:span text:style-name="Strong_20_Emphasis">Accesso</text:span>: radice, figli, padre </text:p>
        </text:list-item>
        <text:list-item>
          <text:p text:style-name="P9"><text:span text:style-name="Strong_20_Emphasis">Modifica</text:span>: modifica radice, svuotamento </text:p>
        </text:list-item>
        <text:list-item>
          <text:p text:style-name="P10"><text:span text:style-name="Strong_20_Emphasis">Interrogazione</text:span>: verifica se nullo o foglia, copia dell'albero </text:p>
        </text:list-item>
      </text:list>
      <text:p text:style-name="Text_20_body">La complessità spaziale è Θ(n(K+P)) dove K è la dimensione del tipo T e P lo spazio per un indirizzo. Le operazioni base hanno complessità O(1), mentre <text:span text:style-name="Source_20_Text">svuota</text:span> e <text:span text:style-name="Source_20_Text">copia</text:span> hanno complessità O(n).</text:p>
      <text:h text:style-name="Heading_20_3" text:outline-level="3">Funzioni di Analisi</text:h>
      <text:p text:style-name="Text_20_body"><text:span text:style-name="Strong_20_Emphasis">Calcolo profondità</text:span>: funzione ricorsiva che restituisce il massimo tra le profondità dei sottoalberi più uno. Complessità O(n).</text:p>
      <text:p text:style-name="Text_20_body"><text:span text:style-name="Strong_20_Emphasis">Verifica bilanciamento</text:span>: una versione inefficiente ricalcola la profondità per ogni nodo (complessità esponenziale). La versione ottimizzata <text:span text:style-name="Source_20_Text">alberoBilanciatoProfondo</text:span> calcola profondità e verifica il bilanciamento simultaneamente, con complessità O(n).</text:p>
      <text:h text:style-name="Heading_20_2" text:outline-level="2">Visite degli Alberi Binari</text:h>
      <text:p text:style-name="Text_20_body">Quattro tipi fondamentali di visita:</text:p>
      <text:list text:style-name="L6">
        <text:list-item>
          <text:p text:style-name="P11"><text:span text:style-name="Strong_20_Emphasis">Pre-ordine (anticipata)</text:span>: prima la radice, poi i sottoalberi</text:p>
          <text:list>
            <text:list-item>
              <text:p text:style-name="P12"><text:soft-page-break/>Esempio: 1, 2, 4, 5, 3, 6, 8, 7, 9 </text:p>
            </text:list-item>
          </text:list>
        </text:list-item>
        <text:list-item>
          <text:p text:style-name="P11"><text:span text:style-name="Strong_20_Emphasis">Post-ordine (posticipata)</text:span>: prima i sottoalberi, poi la radice</text:p>
          <text:list>
            <text:list-item>
              <text:p text:style-name="P12">Esempio: 4, 5, 2, 8, 6, 9, 7, 3, 1 </text:p>
            </text:list-item>
          </text:list>
        </text:list-item>
        <text:list-item>
          <text:p text:style-name="P11"><text:span text:style-name="Strong_20_Emphasis">Simmetrica (infissa)</text:span>: sottoalbero sinistro, radice, sottoalbero destro</text:p>
          <text:list>
            <text:list-item>
              <text:p text:style-name="P12">Esempio: 4, 2, 5, 1, 8, 6, 3, 9, 7 </text:p>
            </text:list-item>
          </text:list>
        </text:list-item>
        <text:list-item>
          <text:p text:style-name="P11"><text:span text:style-name="Strong_20_Emphasis">Per livelli</text:span>: visita tutti i nodi livello per livello</text:p>
          <text:list>
            <text:list-item>
              <text:p text:style-name="P11">Esempio: 1, 2, 3, 4, 5, 6, 7, 8, 9 </text:p>
            </text:list-item>
          </text:list>
        </text:list-item>
      </text:list>
      <text:p text:style-name="Text_20_body">Le prime tre visite utilizzano implementazioni ricorsive con complessità O(n). La visita per livelli richiede una coda come struttura ausiliaria e ha anch'essa complessità O(n). Tutte sono algoritmi ottimi.</text:p>
      <text:h text:style-name="Heading_20_3" text:outline-level="3">Ricerca in Alberi Binari</text:h>
      <text:p text:style-name="Text_20_body">La funzione <text:span text:style-name="Source_20_Text">cerca</text:span> restituisce il sottoalbero con radice contenente il valore cercato, oppure un albero nullo. Utilizza un approccio ricorsivo esplorando prima il sottoalbero sinistro e poi quello destro.</text:p>
      <text:h text:style-name="Heading_20_2" text:outline-level="2">Alberi Binari di Ricerca (ABR)</text:h>
      <text:p text:style-name="Text_20_body">Un albero binario di ricerca rispetta la proprietà di ordinamento: per ogni nodo v, tutti i nodi nel sottoalbero sinistro precedono v, e tutti quelli nel sottoalbero destro seguono v nell'ordinamento.</text:p>
      <text:h text:style-name="Heading_20_3" text:outline-level="3">Operazioni Principali</text:h>
      <text:list text:style-name="L7">
        <text:list-item>
          <text:p text:style-name="P13">Ricerca, inserimento e cancellazione di elementi </text:p>
        </text:list-item>
        <text:list-item>
          <text:p text:style-name="P13">Navigazione verso nodi successivi/precedenti </text:p>
        </text:list-item>
        <text:list-item>
          <text:p text:style-name="P14">Accesso a minimo e massimo </text:p>
        </text:list-item>
      </text:list>
      <text:p text:style-name="Text_20_body">La complessità della ricerca è:</text:p>
      <text:list text:style-name="L8">
        <text:list-item>
          <text:p text:style-name="P15">Caso peggiore: O(n) - albero degenere </text:p>
        </text:list-item>
        <text:list-item>
          <text:p text:style-name="P15">Caso medio: O(log n) </text:p>
        </text:list-item>
        <text:list-item>
          <text:p text:style-name="P16">Caso migliore: O(1) </text:p>
        </text:list-item>
      </text:list>
      <text:h text:style-name="Heading_20_3" text:outline-level="3">Alberi AVL (Bilanciati)</text:h>
      <text:p text:style-name="Text_20_body">Per evitare il caso peggiore, gli alberi AVL mantengono il bilanciamento automaticamente. Introdotti da Adelson-Velskii e Landis nel 1962, associano a ogni nodo un <text:span text:style-name="Strong_20_Emphasis">fattore di bilanciamento</text:span> (+1, 0, -1) dato dalla differenza tra le profondità dei sottoalberi sinistro e destro.</text:p>
      <text:p text:style-name="Text_20_body">Quando inserimenti o cancellazioni portano il fattore a ±2, si effettuano <text:span text:style-name="Strong_20_Emphasis">rotazioni</text:span> per ristabilire il bilanciamento:</text:p>
      <text:list text:style-name="L9">
        <text:list-item>
          <text:p text:style-name="P17"><text:span text:style-name="Strong_20_Emphasis">SS</text:span> (sinistra-sinistra) </text:p>
        </text:list-item>
        <text:list-item>
          <text:p text:style-name="P17"><text:span text:style-name="Strong_20_Emphasis">SD</text:span> (sinistra-destra) </text:p>
        </text:list-item>
        <text:list-item>
          <text:p text:style-name="P17"><text:span text:style-name="Strong_20_Emphasis">DS</text:span> (destra-sinistra) </text:p>
        </text:list-item>
        <text:list-item>
          <text:p text:style-name="P18"><text:span text:style-name="Strong_20_Emphasis">DD</text:span> (destra-destra) </text:p>
        </text:list-item>
      </text:list>
      <text:p text:style-name="Text_20_body"><text:soft-page-break/>Le rotazioni avvengono in tempo O(log n). Gli alberi AVL garantiscono che tutte le operazioni fondamentali abbiano complessità O(log n) anche nel caso peggiore.</text:p>
      <text:p text:style-name="Text_20_body">Il documento conclude menzionando che recentemente si preferiscono gli alberi rosso-neri come alternativa agli alberi AV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14:54:41.941908700</meta:creation-date>
    <dc:date>2025-12-02T15:07:08.626641400</dc:date>
    <meta:editing-duration>PT59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4" meta:paragraph-count="73" meta:word-count="871" meta:character-count="5558" meta:non-whitespace-character-count="4764"/>
  </office:meta>
</office:document-meta>
</file>